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color="#2323dc" fo:font-weight="normal" style:font-weight-asian="normal" style:font-weight-complex="normal"/>
    </style:style>
    <style:style style:name="P17" style:family="paragraph" style:parent-style-name="Table_20_Contents">
      <style:text-properties fo:color="#2323dc" fo:font-size="9pt" style:font-size-asian="9pt" style:font-size-complex="9pt"/>
    </style:style>
    <style:style style:name="P18" style:family="paragraph" style:parent-style-name="Table_20_Contents">
      <style:text-properties fo:color="#2323dc" fo:font-weight="normal" style:font-weight-asian="normal" style:font-weight-complex="normal"/>
    </style:style>
    <style:style style:name="P19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2323dc" fo:font-weight="normal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</text:span></text:span><text:bookmark-end text:name="id.gjdgxs"/><text:span text:style-name="Fonte_20_parág._20_padrão"><text:span text:style-name="T3">AçõesCorretivas</text:span></text:span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1290996" text:style-name="L1">
        <text:list-item>
          <text:p text:style-name="P19"><text:soft-page-break/>Checklist de Ações Corretivas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3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de Abertura:</text:p>
          </table:table-cell>
          <table:table-cell table:style-name="Tabela3.B3" office:value-type="string">
            <text:p text:style-name="P17">&lt;data da criação do formulário&gt;</text:p>
          </table:table-cell>
        </table:table-row>
        <table:table-row>
          <table:table-cell table:style-name="Tabela3.A2" office:value-type="string">
            <text:p text:style-name="P12">Data do Término:</text:p>
          </table:table-cell>
          <table:table-cell table:style-name="Tabela3.B3" office:value-type="string">
            <text:p text:style-name="P17">&lt;data da finalização do ação&gt;</text:p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4" office:value-type="string">
            <text:p text:style-name="P17">&lt;preencher com o nome do responsável pelo preenchimento deste relatório&gt;</text:p>
          </table:table-cell>
        </table:table-row>
      </table:table>
      <text:p text:style-name="P1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5">Status:</text:p>
            <text:p text:style-name="P14"><text:s text:c="6"/>___ Em andamento <text:s text:c="8"/>___ Não resolvida <text:s text:c="8"/>___ Concluída </text:p>
          </table:table-cell>
        </table:table-row>
        <table:table-row>
          <table:table-cell table:style-name="Tabela2.A2" office:value-type="string">
            <text:p text:style-name="P15">Não-conformidade (NC): <text:span text:style-name="T4">&lt;Identificar a não conformidade&gt;</text:span></text:p>
            <text:p text:style-name="P15"/>
            <text:p text:style-name="P15"/>
            <text:p text:style-name="P15"/>
            <text:p text:style-name="P15"/>
          </table:table-cell>
        </table:table-row>
        <table:table-row>
          <table:table-cell table:style-name="Tabela2.A2" office:value-type="string">
            <text:p text:style-name="P15">Identificador da NC: <text:span text:style-name="T4">&lt;Preencher com um identificador para a não-conformidade.</text:span></text:p>
            <text:p text:style-name="P16">Ex: NC1_1 = Não conformidade 1 de número 1.&gt;</text:p>
          </table:table-cell>
        </table:table-row>
        <table:table-row>
          <table:table-cell table:style-name="Tabela2.A2" office:value-type="string">
            <text:p text:style-name="P15">Origem: <text:span text:style-name="T4">&lt;Identificar a origem da não conformidade&gt;</text:span></text:p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ela2.A2" office:value-type="string">
            <text:p text:style-name="P15">Classificação: <text:span text:style-name="T4">&lt;Classificação de severidade associada a regras de escalonamento para ajudar na gestão do processo Garantia da Qualidade&gt;</text:span></text:p>
          </table:table-cell>
        </table:table-row>
        <table:table-row>
          <table:table-cell table:style-name="Tabela2.A2" office:value-type="string">
            <text:p text:style-name="P15">Responsável: <text:span text:style-name="T4">&lt;Identificar o responsável por resolvê-la&gt;</text:span></text:p>
            <text:p text:style-name="P16"/>
          </table:table-cell>
        </table:table-row>
        <table:table-row>
          <table:table-cell table:style-name="Tabela2.A2" office:value-type="string">
            <text:p text:style-name="P15">Prazo para resolução: <text:span text:style-name="T4">&lt;Estipular prazo para a sua resolução&gt;</text:span></text:p>
            <text:p text:style-name="P16"/>
          </table:table-cell>
        </table:table-row>
        <table:table-row>
          <table:table-cell table:style-name="Tabela2.A2" office:value-type="string">
            <text:p text:style-name="P15">Solução adotada: <text:span text:style-name="T4">&lt;Apresentar a solução adotada para a não conformidade&gt;</text:span></text:p>
            <text:p text:style-name="P16"><text:soft-page-break/></text:p>
            <text:p text:style-name="P16"/>
            <text:p text:style-name="P16"/>
            <text:p text:style-name="P16"/>
          </table:table-cell>
        </table:table-row>
        <table:table-row>
          <table:table-cell table:style-name="Tabela2.A2" office:value-type="string">
            <text:p text:style-name="P15">Justificativas: <text:span text:style-name="T4">&lt;Justificar a solução adotada explicitando os motivos que a tornam eficiente&gt;</text:span></text:p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ela2.A2" office:value-type="string">
            <text:p text:style-name="P15">Outros: <text:span text:style-name="T4">&lt;Outros situações como registrar a rejeição da solução proposta, se ela não resolver a não-conformidade&gt;</text:span></text:p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3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AcoesCorretiva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1:19:20.11</dc:date>
    <meta:editing-cycles>8</meta:editing-cycles>
    <meta:editing-duration>PT2H19M52S</meta:editing-duration>
    <meta:document-statistic meta:table-count="3" meta:image-count="3" meta:object-count="0" meta:page-count="3" meta:paragraph-count="30" meta:word-count="194" meta:character-count="1455" meta:non-whitespace-character-count="1266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